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canva.com/design/DAG26K67VvA/SQlRfNyFOX20RVW5rwE-Zg/edit?utm_content=DAG26K67VvA&amp;utm_campaign=designshare&amp;utm_medium=link2&amp;utm_source=sharebutt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1-05T11:17:44.137000000</meta:creation-date>
    <dc:date>2025-11-05T11:18:10.518000000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57" meta:non-whitespace-character-count="157"/>
    <meta:generator>LibreOffice/6.3.3.2$Windows_X86_64 LibreOffice_project/a64200df03143b798afd1ec74a12ab50359878ed</meta:generator>
  </office:meta>
</office:document-meta>
</file>